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900000072C633B52F4259BD38.png" manifest:media-type="image/png"/>
  <manifest:file-entry manifest:full-path="Pictures/10000000000003E00000022C8B53AB6E8F66A2C7.png" manifest:media-type="image/png"/>
  <manifest:file-entry manifest:full-path="Pictures/100000000000037F0000011335DF1F5A39260D25.png" manifest:media-type="image/png"/>
  <manifest:file-entry manifest:full-path="Pictures/10000000000003E100000077B05866C216F14CDE.png" manifest:media-type="image/png"/>
  <manifest:file-entry manifest:full-path="Pictures/1000000000000283000000311E95DA0CA6033685.png" manifest:media-type="image/png"/>
  <manifest:file-entry manifest:full-path="Pictures/100000000000016300000031C945620B138E4AD6.png" manifest:media-type="image/png"/>
  <manifest:file-entry manifest:full-path="Pictures/10000000000003FF000000AA4EFDCE286B1D5CC7.png" manifest:media-type="image/png"/>
  <manifest:file-entry manifest:full-path="Pictures/100000000000040600000045D7D007BDB53889B9.png" manifest:media-type="image/png"/>
  <manifest:file-entry manifest:full-path="Pictures/100000000000036B000001228BB1A49544A2A755.png" manifest:media-type="image/png"/>
  <manifest:file-entry manifest:full-path="Pictures/1000000000000363000000A18921D94992D2AC79.png" manifest:media-type="image/png"/>
  <manifest:file-entry manifest:full-path="Pictures/10000000000003EF000001A4B9BBD1CF5B587BE5.png" manifest:media-type="image/png"/>
  <manifest:file-entry manifest:full-path="Pictures/10000000000002C500000022463C925DA7DF990E.png" manifest:media-type="image/png"/>
  <manifest:file-entry manifest:full-path="Pictures/1000000000000168000000A4B30BC8301E77B476.png" manifest:media-type="image/png"/>
  <manifest:file-entry manifest:full-path="Pictures/10000000000003420000003A65B5258CD053BCF7.png" manifest:media-type="image/png"/>
  <manifest:file-entry manifest:full-path="Pictures/10000000000003DF0000016F2E1A579C361BD550.png" manifest:media-type="image/png"/>
  <manifest:file-entry manifest:full-path="Pictures/10000000000003CE00000098A7B203CC11ACA30E.png" manifest:media-type="image/png"/>
  <manifest:file-entry manifest:full-path="Pictures/100000000000010300000075F93497B5324A88E7.png" manifest:media-type="image/png"/>
  <manifest:file-entry manifest:full-path="Pictures/10000000000003D90000005D57E92DDCF9C9F97E.png" manifest:media-type="image/png"/>
  <manifest:file-entry manifest:full-path="Pictures/10000000000000CB00000054F9954C1F2D6AB8CC.png" manifest:media-type="image/png"/>
  <manifest:file-entry manifest:full-path="Pictures/10000000000003CC0000006885A87E6BD0693173.png" manifest:media-type="image/png"/>
  <manifest:file-entry manifest:full-path="Pictures/100000000000017C000000376A7F73EE073E186E.png" manifest:media-type="image/png"/>
  <manifest:file-entry manifest:full-path="Pictures/10000000000003F40000009641881D59BCA414B7.png" manifest:media-type="image/png"/>
  <manifest:file-entry manifest:full-path="Pictures/10000000000003A20000008F07708E1A551D3DD3.png" manifest:media-type="image/png"/>
  <manifest:file-entry manifest:full-path="Pictures/10000000000003F6000000B94CA6C3D7331D2AD7.png" manifest:media-type="image/png"/>
  <manifest:file-entry manifest:full-path="Pictures/1000000000000232000000449AE7CB4E947996E8.png" manifest:media-type="image/png"/>
  <manifest:file-entry manifest:full-path="Pictures/10000000000003D7000000E13984A2FC8C6BED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2c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5" text:anchor-type="page" text:anchor-page-number="1" svg:x="14.23mm" svg:y="187.89mm" svg:width="174.98mm" svg:height="98.07mm" draw:z-index="4">
        <draw:image xlink:href="Pictures/10000000000003E00000022C8B53AB6E8F66A2C7.png" xlink:type="simple" xlink:show="embed" xlink:actuate="onLoad" draw:mime-type="image/png"/>
      </draw:frame>
      <draw:frame draw:style-name="fr2" draw:name="Image2" text:anchor-type="page" text:anchor-page-number="2" svg:x="19.86mm" svg:y="8.66mm" svg:width="157.87mm" svg:height="48.51mm" draw:z-index="3">
        <draw:image xlink:href="Pictures/100000000000037F0000011335DF1F5A39260D25.png" xlink:type="simple" xlink:show="embed" xlink:actuate="onLoad" draw:mime-type="image/png"/>
      </draw:frame>
      <draw:frame draw:style-name="fr2" draw:name="Image4" text:anchor-type="page" text:anchor-page-number="1" svg:x="26.07mm" svg:y="154.23mm" svg:width="152.93mm" svg:height="28.4mm" draw:z-index="2">
        <draw:image xlink:href="Pictures/1000000000000363000000A18921D94992D2AC79.png" xlink:type="simple" xlink:show="embed" xlink:actuate="onLoad" draw:mime-type="image/png"/>
      </draw:frame>
      <draw:frame draw:style-name="fr2" draw:name="Image3" text:anchor-type="page" text:anchor-page-number="1" svg:x="16.76mm" svg:y="75.21mm" svg:width="177.62mm" svg:height="74.08mm" draw:z-index="1">
        <draw:image xlink:href="Pictures/10000000000003EF000001A4B9BBD1CF5B587BE5.png" xlink:type="simple" xlink:show="embed" xlink:actuate="onLoad" draw:mime-type="image/png"/>
      </draw:frame>
      <draw:frame draw:style-name="fr2" draw:name="Image1" text:anchor-type="page" text:anchor-page-number="1" svg:x="0mm" svg:y="5.63mm" svg:width="210.01mm" svg:height="69.6mm" draw:z-index="0">
        <draw:image xlink:href="Pictures/100000000000036B000001228BB1A49544A2A755.png" xlink:type="simple" xlink:show="embed" xlink:actuate="onLoad" draw:mime-type="image/pn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12.31mm" svg:y="1.62mm" svg:width="180.45mm" svg:height="29.99mm" draw:z-index="5"><draw:image xlink:href="Pictures/10000000000003FF000000AA4EFDCE286B1D5CC7.png" xlink:type="simple" xlink:show="embed" xlink:actuate="onLoad" draw:mime-type="image/png"/></draw:frame><draw:frame draw:style-name="fr1" draw:name="Image7" text:anchor-type="char" svg:x="-9.68mm" svg:y="31.59mm" svg:width="62.62mm" svg:height="8.64mm" draw:z-index="6"><draw:image xlink:href="Pictures/100000000000016300000031C945620B138E4AD6.png" xlink:type="simple" xlink:show="embed" xlink:actuate="onLoad" draw:mime-type="image/png"/></draw:frame></text:p>
      <text:p text:style-name="P1"><draw:frame draw:style-name="fr1" draw:name="Image8" text:anchor-type="char" svg:x="3.42mm" svg:y="1.61mm" svg:width="179.39mm" svg:height="20.11mm" draw:z-index="7"><draw:image xlink:href="Pictures/10000000000003F900000072C633B52F4259BD38.png" xlink:type="simple" xlink:show="embed" xlink:actuate="onLoad" draw:mime-type="image/png"/></draw:frame><draw:frame draw:style-name="fr1" draw:name="Image9" text:anchor-type="char" svg:x="5.12mm" svg:y="24.17mm" svg:width="181.68mm" svg:height="12.17mm" draw:z-index="8"><draw:image xlink:href="Pictures/100000000000040600000045D7D007BDB53889B9.png" xlink:type="simple" xlink:show="embed" xlink:actuate="onLoad" draw:mime-type="image/png"/></draw:frame></text:p>
      <text:p text:style-name="P1"/>
      <text:p text:style-name="P1"><draw:frame draw:style-name="fr1" draw:name="Image10" text:anchor-type="char" svg:x="12.49mm" svg:y="0.79mm" svg:width="125.06mm" svg:height="6mm" draw:z-index="9"><draw:image xlink:href="Pictures/10000000000002C500000022463C925DA7DF990E.png" xlink:type="simple" xlink:show="embed" xlink:actuate="onLoad" draw:mime-type="image/png"/></draw:frame></text:p>
      <text:p text:style-name="P1"><draw:frame draw:style-name="fr1" draw:name="Image11" text:anchor-type="char" svg:x="2.8mm" svg:y="4.66mm" svg:width="63.5mm" svg:height="28.93mm" draw:z-index="10"><draw:image xlink:href="Pictures/1000000000000168000000A4B30BC8301E77B47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char" svg:x="23.58mm" svg:y="6.23mm" svg:width="147.11mm" svg:height="10.23mm" draw:z-index="11"><draw:image xlink:href="Pictures/10000000000003420000003A65B5258CD053BCF7.png" xlink:type="simple" xlink:show="embed" xlink:actuate="onLoad" draw:mime-type="image/png"/></draw:frame></text:p>
      <text:p text:style-name="P1"/>
      <text:p text:style-name="P1"/>
      <text:p text:style-name="P1"><draw:frame draw:style-name="fr1" draw:name="Image13" text:anchor-type="char" svg:x="11.61mm" svg:y="1.5mm" svg:width="174.8mm" svg:height="64.73mm" draw:z-index="12"><draw:image xlink:href="Pictures/10000000000003DF0000016F2E1A579C361BD550.png" xlink:type="simple" xlink:show="embed" xlink:actuate="onLoad" draw:mime-type="image/png"/></draw:frame><draw:frame draw:style-name="fr1" draw:name="Image14" text:anchor-type="char" svg:x="15.93mm" svg:y="66.22mm" svg:width="171.8mm" svg:height="26.81mm" draw:z-index="13"><draw:image xlink:href="Pictures/10000000000003CE00000098A7B203CC11ACA30E.png" xlink:type="simple" xlink:show="embed" xlink:actuate="onLoad" draw:mime-type="image/png"/></draw:frame></text:p>
      <text:p text:style-name="P1"/>
      <text:p text:style-name="P1"><draw:frame draw:style-name="fr1" draw:name="Image15" text:anchor-type="char" svg:x="2.54mm" svg:y="-1.22mm" svg:width="45.68mm" svg:height="20.64mm" draw:z-index="14"><draw:image xlink:href="Pictures/100000000000010300000075F93497B5324A88E7.png" xlink:type="simple" xlink:show="embed" xlink:actuate="onLoad" draw:mime-type="image/png"/></draw:frame><draw:frame draw:style-name="fr1" draw:name="Image26" text:anchor-type="char" svg:x="61.82mm" svg:y="-1.41mm" svg:width="35.81mm" svg:height="14.82mm" draw:z-index="25"><draw:image xlink:href="Pictures/10000000000000CB00000054F9954C1F2D6AB8CC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6" text:anchor-type="char" svg:x="5.29mm" svg:y="4.8mm" svg:width="171.45mm" svg:height="18.34mm" draw:z-index="15"><draw:image xlink:href="Pictures/10000000000003CC0000006885A87E6BD0693173.png" xlink:type="simple" xlink:show="embed" xlink:actuate="onLoad" draw:mime-type="image/png"/></draw:frame><draw:frame draw:style-name="fr1" draw:name="Image17" text:anchor-type="char" svg:x="68.63mm" svg:y="23.12mm" svg:width="113.42mm" svg:height="8.64mm" draw:z-index="16"><draw:image xlink:href="Pictures/1000000000000283000000311E95DA0CA6033685.png" xlink:type="simple" xlink:show="embed" xlink:actuate="onLoad" draw:mime-type="image/png"/></draw:frame></text:p>
      <text:p text:style-name="P1"><draw:frame draw:style-name="fr1" draw:name="Image18" text:anchor-type="char" svg:x="8.31mm" svg:y="3.74mm" svg:width="173.74mm" svg:height="16.4mm" draw:z-index="17"><draw:image xlink:href="Pictures/10000000000003D90000005D57E92DDCF9C9F97E.png" xlink:type="simple" xlink:show="embed" xlink:actuate="onLoad" draw:mime-type="image/png"/></draw:frame><draw:frame draw:style-name="fr1" draw:name="Image19" text:anchor-type="char" svg:x="10.94mm" svg:y="22.58mm" svg:width="67.03mm" svg:height="9.7mm" draw:z-index="18"><draw:image xlink:href="Pictures/100000000000017C000000376A7F73EE073E186E.png" xlink:type="simple" xlink:show="embed" xlink:actuate="onLoad" draw:mime-type="image/png"/></draw:frame></text:p>
      <text:p text:style-name="P1"/>
      <text:p text:style-name="P1"><draw:frame draw:style-name="fr1" draw:name="Image20" text:anchor-type="char" svg:x="9.28mm" svg:y="3.77mm" svg:width="178.51mm" svg:height="26.46mm" draw:z-index="19"><draw:image xlink:href="Pictures/10000000000003F40000009641881D59BCA414B7.png" xlink:type="simple" xlink:show="embed" xlink:actuate="onLoad" draw:mime-type="image/png"/></draw:frame><draw:frame draw:style-name="fr1" draw:name="Image21" text:anchor-type="char" svg:x="16.51mm" svg:y="31.93mm" svg:width="164.04mm" svg:height="25.22mm" draw:z-index="20"><draw:image xlink:href="Pictures/10000000000003A20000008F07708E1A551D3DD3.png" xlink:type="simple" xlink:show="embed" xlink:actuate="onLoad" draw:mime-type="image/png"/></draw:frame><draw:frame draw:style-name="fr1" draw:name="Image22" text:anchor-type="char" svg:x="11.43mm" svg:y="59.07mm" svg:width="175.15mm" svg:height="20.99mm" draw:z-index="21"><draw:image xlink:href="Pictures/10000000000003E100000077B05866C216F14CDE.png" xlink:type="simple" xlink:show="embed" xlink:actuate="onLoad" draw:mime-type="image/png"/></draw:frame><draw:frame draw:style-name="fr1" draw:name="Image23" text:anchor-type="char" svg:x="11.43mm" svg:y="80.05mm" svg:width="178.86mm" svg:height="32.63mm" draw:z-index="22"><draw:image xlink:href="Pictures/10000000000003F6000000B94CA6C3D7331D2AD7.png" xlink:type="simple" xlink:show="embed" xlink:actuate="onLoad" draw:mime-type="image/png"/></draw:frame></text:p>
      <text:p text:style-name="P1"><draw:frame draw:style-name="fr1" draw:name="Image24" text:anchor-type="char" svg:x="33.92mm" svg:y="0.65mm" svg:width="99.13mm" svg:height="11.99mm" draw:z-index="23"><draw:image xlink:href="Pictures/1000000000000232000000449AE7CB4E947996E8.png" xlink:type="simple" xlink:show="embed" xlink:actuate="onLoad" draw:mime-type="image/png"/></draw:frame></text:p>
      <text:p text:style-name="P1"/>
      <text:p text:style-name="P1"><draw:frame draw:style-name="fr1" draw:name="Image25" text:anchor-type="char" svg:x="10.42mm" svg:y="3.25mm" svg:width="173.39mm" svg:height="39.69mm" draw:z-index="24"><draw:image xlink:href="Pictures/10000000000003D7000000E13984A2FC8C6BED1E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1T16:55:49.881000000</dc:date>
    <meta:editing-duration>PT1M29S</meta:editing-duration>
    <meta:editing-cycles>3</meta:editing-cycles>
    <meta:document-statistic meta:table-count="0" meta:image-count="26" meta:object-count="0" meta:page-count="3" meta:paragraph-count="0" meta:word-count="0" meta:character-count="0" meta:non-whitespace-character-count="0"/>
  </office:meta>
</office:document-meta>
</file>